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a52" officeooo:paragraph-rsid="0026da5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8205d" officeooo:paragraph-rsid="0028205d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  <style:style style:name="T7" style:family="text">
      <style:text-properties officeooo:rsid="0028205d"/>
    </style:style>
    <style:style style:name="T8" style:family="text">
      <style:text-properties officeooo:rsid="0029b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</text:span><text:span text:style-name="T7">the </text:span><text:span text:style-name="T8">real time clock</text:span><text:span text:style-name="T7"> datapack as its unused </text:span><text:span text:style-name="T8">and only started counting at implementation</text:span>.</text:p>
      <text:p text:style-name="P1"/>
      <text:p text:style-name="P1">And proceeds.</text:p>
      <text:p text:style-name="P1"/>
      <text:p text:style-name="P1">Signed by,</text:p>
      <text:p text:style-name="P3">Lunar_Lunatic_</text:p>
      <text:p text:style-name="P1"/>
      <text:p text:style-name="P1"/>
      <text:p text:style-name="P1"/>
      <text:p text:style-name="Standard"><text:span text:style-name="T1">[</text:span><text:span text:style-name="T2">Motion 60-12: To remove real time clo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44:09.446115390</dc:date>
    <meta:editing-duration>PT4M48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2" meta:character-count="328" meta:non-whitespace-character-count="283"/>
  </office:meta>
</office:document-meta>
</file>